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media-type="application/vnd.oasis.opendocument.text" manifest:version="1.3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3">
  <office:scripts/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wiss" style:name="Lucida Sans" svg:font-family="'Lucida Sans'"/>
    <style:font-face style:font-family-generic="modern" style:font-pitch="fixed" style:name="Lucida Sans Typewriter" svg:font-family="'Lucida Sans Typewriter'"/>
    <style:font-face style:font-family-generic="system" style:font-pitch="variable" style:name="Lucida Sans1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NSimSun" svg:font-family="NSimSun"/>
    <style:font-face style:font-charset="x-symbol" style:name="OpenSymbol" svg:font-family="OpenSymbol"/>
  </office:font-face-decls>
  <office:automatic-styles>
    <style:style style:family="table" style:name="Tabla1">
      <style:table-properties style:may-break-between-rows="true" style:shadow="none" style:width="17cm" table:align="margins" table:border-model="collapsing"/>
    </style:style>
    <style:style style:family="table-column" style:name="Tabla1.A">
      <style:table-column-properties style:column-width="8.5cm" style:rel-column-width="32767*"/>
    </style:style>
    <style:style style:family="table-cell" style:name="Tabla1.A1">
      <style:table-cell-properties fo:background-color="#b2b2b2" fo:border="0.75pt solid #666666" fo:padding="0cm" style:writing-mode="page">
        <style:background-image/>
      </style:table-cell-properties>
    </style:style>
    <style:style style:family="table-row" style:name="Tabla1.2">
      <style:table-row-properties fo:keep-together="auto"/>
    </style:style>
    <style:style style:family="table-cell" style:name="Tabla1.A2">
      <style:table-cell-properties fo:background-color="transparent" fo:border-bottom="0.75pt solid #666666" fo:border-left="0.75pt solid #666666" fo:border-right="0.75pt solid #666666" fo:border-top="none" fo:padding="0cm" style:writing-mode="page">
        <style:background-image/>
      </style:table-cell-properties>
    </style:style>
    <style:style style:family="table-cell" style:name="Tabla1.B2">
      <style:table-cell-properties fo:background-color="transparent" fo:border-bottom="0.75pt solid #666666" fo:border-left="0.75pt solid #666666" fo:border-right="0.75pt solid #666666" fo:border-top="none" fo:padding="0cm" style:writing-mode="page">
        <style:background-image/>
      </style:table-cell-properties>
    </style:style>
    <style:style style:family="table-cell" style:name="Tabla1.A3">
      <style:table-cell-properties fo:background-color="#eeeeee" fo:border-bottom="0.75pt solid #666666" fo:border-left="0.75pt solid #666666" fo:border-right="0.75pt solid #666666" fo:border-top="none" fo:padding="0cm" style:writing-mode="page">
        <style:background-image/>
      </style:table-cell-properties>
    </style:style>
    <style:style style:family="table-cell" style:name="Tabla1.B3">
      <style:table-cell-properties fo:background-color="#eeeeee" fo:border-bottom="0.75pt solid #666666" fo:border-left="0.75pt solid #666666" fo:border-right="0.75pt solid #666666" fo:border-top="none" fo:padding="0cm" style:writing-mode="page">
        <style:background-image/>
      </style:table-cell-properties>
    </style:style>
    <style:style style:family="table-cell" style:name="Tabla1.B4">
      <style:table-cell-properties fo:background-color="transparent" fo:border-bottom="0.75pt solid #666666" fo:border-left="0.75pt solid #666666" fo:border-right="0.75pt solid #666666" fo:border-top="none" fo:padding="0cm" style:writing-mode="page">
        <style:background-image/>
      </style:table-cell-properties>
    </style:style>
    <style:style style:family="table-cell" style:name="Tabla1.A5">
      <style:table-cell-properties fo:background-color="#eeeeee" fo:border="0.75pt solid #666666" fo:padding="0cm" style:writing-mode="page">
        <style:background-image/>
      </style:table-cell-properties>
    </style:style>
    <style:style style:family="table-cell" style:name="Tabla1.B5">
      <style:table-cell-properties fo:background-color="#eeeeee" fo:border="0.75pt solid #666666" fo:padding="0cm" style:writing-mode="page">
        <style:background-image/>
      </style:table-cell-properties>
    </style:style>
    <style:style style:family="paragraph" style:name="P1" style:parent-style-name="Standard">
      <style:paragraph-properties fo:line-height="150%" fo:text-align="justify" style:justify-single-word="false"/>
      <style:text-properties fo:font-size="14pt" officeooo:paragraph-rsid="000472b1" officeooo:rsid="000472b1" style:font-name="Lucida Sans Typewriter" style:font-size-asian="12.25pt" style:font-size-complex="14pt"/>
    </style:style>
    <style:style style:family="paragraph" style:name="P2" style:parent-style-name="Standard">
      <style:paragraph-properties fo:line-height="150%" fo:text-align="justify" style:justify-single-word="false"/>
      <style:text-properties officeooo:paragraph-rsid="0007110c"/>
    </style:style>
    <style:style style:family="paragraph" style:name="P3" style:parent-style-name="Standard">
      <style:paragraph-properties fo:line-height="150%" fo:text-align="justify" style:justify-single-word="false"/>
      <style:text-properties fo:font-size="14pt" officeooo:paragraph-rsid="00078a84" officeooo:rsid="00078a84" style:font-name="Lucida Sans Typewriter" style:font-size-asian="12.25pt" style:font-size-complex="14pt"/>
    </style:style>
    <style:style style:family="paragraph" style:name="P4" style:parent-style-name="Table_20_Contents">
      <style:paragraph-properties fo:text-align="start" style:justify-single-word="false"/>
      <style:text-properties fo:font-size="14pt" officeooo:paragraph-rsid="00078a84" officeooo:rsid="000472b1" style:font-name="Lucida Sans Typewriter" style:font-size-asian="12.25pt" style:font-size-complex="14pt"/>
    </style:style>
    <style:style style:family="paragraph" style:name="P5" style:parent-style-name="Table_20_Contents">
      <style:paragraph-properties fo:text-align="start" style:justify-single-word="false"/>
      <style:text-properties fo:font-size="14pt" officeooo:paragraph-rsid="00078a84" officeooo:rsid="00078a84" style:font-name="Lucida Sans Typewriter" style:font-size-asian="12.25pt" style:font-size-complex="14pt"/>
    </style:style>
    <style:style style:family="text" style:name="T1">
      <style:text-properties fo:font-size="14pt" officeooo:rsid="000472b1" style:font-name="Lucida Sans Typewriter" style:font-size-asian="12.25pt" style:font-size-complex="14pt"/>
    </style:style>
    <style:style style:family="text" style:name="T2">
      <style:text-properties fo:font-size="14pt" officeooo:rsid="0004fb28" style:font-name="Lucida Sans Typewriter" style:font-size-asian="12.25pt" style:font-size-complex="14pt"/>
    </style:style>
    <style:style style:family="text" style:name="T3">
      <style:text-properties fo:font-size="14pt" officeooo:rsid="0007110c" style:font-name="Lucida Sans Typewriter" style:font-size-asian="12.25pt" style:font-size-complex="14pt"/>
    </style:style>
    <text:list-style style:name="L1">
      <text:list-level-style-bullet loext:num-list-format="%1%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loext:num-list-format="%2%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loext:num-list-format="%3%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loext:num-list-format="%4%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loext:num-list-format="%5%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loext:num-list-format="%6%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loext:num-list-format="%7%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loext:num-list-format="%8%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loext:num-list-format="%9%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loext:num-list-format="%10%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lantilla de ejemplo con campos a rellenar. Template example. </text:p>
      <text:p text:style-name="P1"/>
      <text:p text:style-name="P2"><text:span text:style-name="T2"/></text:p>
      <table:table table:name="Tabla1" table:style-name="Tabla1" table:template-name="Simple Grid Rows">
        <table:table-column table:number-columns-repeated="2" table:style-name="Tabla1.A"/>
        <table:table-row>
          <table:table-cell office:value-type="string" table:style-name="Tabla1.A1">
            <text:p text:style-name="P4">DESCRIPCIÓN/DESCRIPTION</text:p>
          </table:table-cell>
          <table:table-cell office:value-type="string" table:style-name="Tabla1.A1">
            <text:p text:style-name="P4">ETIQUETA/TAG</text:p>
          </table:table-cell>
        </table:table-row>
        <table:table-row table:style-name="Tabla1.2">
          <table:table-cell office:value-type="string" table:style-name="Tabla1.A2">
            <text:p text:style-name="P5">Nombre/Name</text:p>
          </table:table-cell>
          <table:table-cell office:value-type="string" table:style-name="Tabla1.B2">
            <text:p text:style-name="P5"/>
          </table:table-cell>
        </table:table-row>
        <table:table-row table:style-name="Tabla1.2">
          <table:table-cell office:value-type="string" table:style-name="Tabla1.A3">
            <text:p text:style-name="P5">Apellido/Last Name</text:p>
          </table:table-cell>
          <table:table-cell office:value-type="string" table:style-name="Tabla1.B3">
            <text:p text:style-name="P5"/>
          </table:table-cell>
        </table:table-row>
        <table:table-row table:style-name="Tabla1.2">
          <table:table-cell office:value-type="string" table:style-name="Tabla1.A2">
            <text:p text:style-name="P5">Documento/Id</text:p>
          </table:table-cell>
          <table:table-cell office:value-type="string" table:style-name="Tabla1.B4">
            <text:p text:style-name="P5"/>
          </table:table-cell>
        </table:table-row>
        <table:table-row>
          <table:table-cell office:value-type="string" table:style-name="Tabla1.A5">
            <text:p text:style-name="P5">País/Country</text:p>
          </table:table-cell>
          <table:table-cell office:value-type="string" table:style-name="Tabla1.B5">
            <text:p text:style-name="P5"/>
          </table:table-cell>
        </table:table-row>
      </table:table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wiss" style:name="Lucida Sans" svg:font-family="'Lucida Sans'"/>
    <style:font-face style:font-family-generic="modern" style:font-pitch="fixed" style:name="Lucida Sans Typewriter" svg:font-family="'Lucida Sans Typewriter'"/>
    <style:font-face style:font-family-generic="system" style:font-pitch="variable" style:name="Lucida Sans1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NSimSun" svg:font-family="NSimSun"/>
    <style:font-face style:font-charset="x-symbol" style:name="OpenSymbol" svg:font-family="OpenSymbol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tyle:writing-mode="lr-tb" svg:stroke-color="#3465a4"/>
      <style:paragraph-properties loext:tab-stop-distance="0cm" style:font-independent-line-spacing="false" style:line-break="strict" style:text-autospace="ideograph-alpha">
        <style:tab-stops/>
      </style:paragraph-properties>
      <style:text-properties fo:country="ES" fo:font-size="12pt" fo:language="es" loext:opacity="0%" style:country-asian="CN" style:country-complex="IN" style:font-name="Liberation Serif" style:font-name-asian="NSimSun" style:font-name-complex="Lucida Sans1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ES" fo:font-size="12pt" fo:hyphenate="false" fo:hyphenation-push-char-count="2" fo:hyphenation-remain-char-count="2" fo:language="es" loext:hyphenation-no-caps="false" loext:hyphenation-no-last-word="false" loext:hyphenation-word-char-count="5" loext:hyphenation-zone="no-limit" loext:opacity="0%" style:country-asian="CN" style:country-complex="IN" style:font-name="Liberation Serif" style:font-name-asian="NSimSun" style:font-name-complex="Lucida Sans1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family="'Liberation Sans'" fo:font-size="14pt" style:font-family-asian="'Microsoft YaHei'" style:font-family-complex="'Lucida Sans'" style:font-family-generic="swiss" style:font-family-generic-asian="system" style:font-family-generic-complex="system" style:font-name="Liberation Sans" style:font-name-asian="Microsoft YaHei" style:font-name-complex="Lucida Sans1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style:contextual-spacing="false"/>
    </style:style>
    <style:style style:class="list" style:family="paragraph" style:name="List" style:parent-style-name="Text_20_body">
      <style:text-properties style:font-family-complex="'Lucida Sans'" style:font-family-generic-complex="swiss" style:font-name-complex="Lucida Sans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family-complex="'Lucida Sans'" style:font-family-generic-complex="swiss" style:font-name-complex="Lucida Sans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ucida Sans'" style:font-family-generic-complex="swiss" style:font-name-complex="Lucida Sans" style:font-size-asian="12pt"/>
    </style:style>
    <style:style style:class="extra" style:display-name="Table Contents" style:family="paragraph" style:name="Table_20_Contents" style:parent-style-name="Standard">
      <style:paragraph-properties fo:orphans="0" fo:widows="0" text:line-number="0" text:number-lines="false"/>
    </style:style>
    <style:style style:display-name="Bullet Symbols" style:family="text" style:name="Bullet_20_Symbols">
      <style:text-properties fo:font-family="OpenSymbol" style:font-charset="x-symbol" style:font-charset-asian="x-symbol" style:font-charset-complex="x-symbol" style:font-family-asian="OpenSymbol" style:font-family-complex="OpenSymbol" style:font-name="OpenSymbol" style:font-name-asian="OpenSymbol" style:font-name-complex="OpenSymbol"/>
    </style:style>
    <text:outline-style style:name="Outline">
      <text:outline-level-style loext:num-list-format="%1%"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loext:num-list-format="%2%"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loext:num-list-format="%3%"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loext:num-list-format="%4%"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loext:num-list-format="%5%"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loext:num-list-format="%6%"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loext:num-list-format="%7%"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loext:num-list-format="%8%"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loext:num-list-format="%9%"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loext:num-list-format="%10%"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number:number-style number:country="ES" number:language="es" style:name="N20000">
      <number:number number:min-integer-digits="1"/>
    </number:number-style>
    <number:text-style number:country="ES" number:language="es" style:name="N20100">
      <number:text-content/>
    </number:text-style>
    <style:style style:data-style-name="N20100" style:display-name="Simple Grid Rows.1" style:family="table-cell" style:name="Simple_20_Grid_20_Rows.1">
      <style:table-cell-properties fo:background-color="#b2b2b2" fo:border-bottom="0.74pt solid #666666" fo:border-right="0.74pt solid #666666" fo:border-top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000" style:display-name="Simple Grid Rows.2" style:family="table-cell" style:name="Simple_20_Grid_20_Rows.2">
      <style:table-cell-properties fo:background-color="#eeeeee" fo:border-bottom="0.74pt solid #666666" fo:border-right="0.74pt solid #666666" fo:border-top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100" style:display-name="Simple Grid Rows.3" style:family="table-cell" style:name="Simple_20_Grid_20_Rows.3">
      <style:table-cell-properties fo:border-bottom="0.74pt solid #666666" fo:border-left="0.74pt solid #666666" fo:border-right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000" style:display-name="Simple Grid Rows.4" style:family="table-cell" style:name="Simple_20_Grid_20_Rows.4">
      <style:table-cell-properties fo:border-bottom="0.74pt solid #666666" fo:border-left="0.74pt solid #666666" fo:border-right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000" style:display-name="Simple Grid Rows.5" style:family="table-cell" style:name="Simple_20_Grid_20_Rows.5">
      <style:table-cell-properties fo:border-bottom="0.74pt solid #666666" fo:border-right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100" style:display-name="Simple Grid Rows.6" style:family="table-cell" style:name="Simple_20_Grid_20_Rows.6">
      <style:table-cell-properties fo:background-color="#eeeeee" fo:border-bottom="0.74pt solid #666666" fo:border-left="0.74pt solid #666666" fo:border-right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000" style:display-name="Simple Grid Rows.7" style:family="table-cell" style:name="Simple_20_Grid_20_Rows.7">
      <style:table-cell-properties fo:border-bottom="0.74pt solid #666666" fo:border-right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000" style:display-name="Simple Grid Rows.8" style:family="table-cell" style:name="Simple_20_Grid_20_Rows.8">
      <style:table-cell-properties fo:background-color="#eeeeee" fo:border-bottom="0.74pt solid #666666" fo:border-right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000" style:display-name="Simple Grid Rows.9" style:family="table-cell" style:name="Simple_20_Grid_20_Rows.9">
      <style:table-cell-properties fo:background-color="#eeeeee" fo:border-bottom="0.74pt solid #666666" fo:border-right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000" style:display-name="Simple Grid Rows.10" style:family="table-cell" style:name="Simple_20_Grid_20_Rows.10">
      <style:table-cell-properties fo:background-color="#eeeeee" fo:border-bottom="0.74pt solid #666666" fo:border-left="0.74pt solid #666666" fo:border-right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100" style:display-name="Simple Grid Rows.11" style:family="table-cell" style:name="Simple_20_Grid_20_Rows.11">
      <style:table-cell-properties fo:background-color="#b2b2b2" fo:border-bottom="0.74pt solid #666666" fo:border-left="0.74pt solid #666666" fo:border-right="0.74pt solid #666666" fo:border-top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100" style:display-name="Simple Grid Rows.12" style:family="table-cell" style:name="Simple_20_Grid_20_Rows.12">
      <style:table-cell-properties fo:background-color="#b2b2b2" fo:border-bottom="0.74pt solid #666666" fo:border-left="0.74pt solid #666666" fo:border-right="0.74pt solid #666666" fo:border-top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100" style:display-name="Simple Grid Rows.13" style:family="table-cell" style:name="Simple_20_Grid_20_Rows.13">
      <style:table-cell-properties fo:background-color="#eeeeee" fo:border-bottom="0.74pt solid #666666" fo:border-left="0.74pt solid #666666" fo:border-right="0.74pt solid #666666" fo:border-top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000" style:display-name="Simple Grid Rows.14" style:family="table-cell" style:name="Simple_20_Grid_20_Rows.14">
      <style:table-cell-properties fo:background-color="#eeeeee" fo:border-bottom="0.74pt solid #666666" fo:border-left="0.74pt solid #666666" fo:border-right="0.74pt solid #666666" fo:border-top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100" style:display-name="Simple Grid Rows.15" style:family="table-cell" style:name="Simple_20_Grid_20_Rows.15">
      <style:table-cell-properties fo:background-color="#b2b2b2" fo:border-bottom="0.74pt solid #666666" fo:border-right="0.74pt solid #666666" fo:border-top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style:style style:data-style-name="N20000" style:display-name="Simple Grid Rows.16" style:family="table-cell" style:name="Simple_20_Grid_20_Rows.16">
      <style:table-cell-properties fo:background-color="#eeeeee" fo:border-bottom="0.74pt solid #666666" fo:border-right="0.74pt solid #666666" fo:border-top="0.74pt solid #666666" fo:padding="0cm" fo:padding-bottom="0cm" fo:padding-left="0cm" fo:padding-right="0cm" fo:padding-top="0cm"/>
      <style:text-properties fo:font-family="'Liberation Sans'" style:font-family-asian="'DejaVu Sans'" style:font-family-complex="'DejaVu Sans'" style:font-family-generic="swiss" style:font-name="Liberation Sans" style:font-name-asian="DejaVu Sans" style:font-name-complex="DejaVu Sans"/>
    </style:style>
    <table:table-template table:first-row-end-column="row" table:first-row-start-column="row" table:last-row-end-column="row" table:last-row-start-column="row" table:name="Simple Grid Rows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 Them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</office:styles>
  <office:automatic-styles>
    <style:page-layout style:name="Mpm1">
      <style:page-layout-properties fo:margin-bottom="2cm" fo:margin-left="2cm" fo:margin-right="2cm" fo:margin-top="2cm" fo:page-height="29.7cm" fo:page-width="21.001cm" loext:margin-gutter="0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23:40:31.187000000</meta:creation-date>
    <dc:date>2024-06-26T00:29:01.585000000</dc:date>
    <meta:editing-duration>PT16M26S</meta:editing-duration>
    <meta:editing-cycles>6</meta:editing-cycles>
    <meta:generator>LibreOffice/7.6.7.2$Windows_X86_64 LibreOffice_project/dd47e4b30cb7dab30588d6c79c651f218165e3c5</meta:generator>
    <meta:document-statistic meta:table-count="1" meta:image-count="0" meta:object-count="0" meta:page-count="1" meta:paragraph-count="11" meta:word-count="20" meta:character-count="182" meta:non-whitespace-character-count="172"/>
  </office:meta>
</office:document-meta>
</file>